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 A TODOS</text:p>
      <text:p text:style-name="Standard"/>
      <text:p text:style-name="Standard">PRUEBA</text:p>
      <text:p text:style-name="Standard">PRUEBA</text:p>
      <text:p text:style-name="Standard">PRUEBA</text:p>
      <text:p text:style-name="Standard">PRUEBA para github</text:p>
      <text:p text:style-name="Standard"/>
      <text:p text:style-name="Standard">========================</text:p>
      <text:p text:style-name="P1">Sesión 12 de julio</text:p>
      <text:p text:style-name="Standard">Añadiendo más líne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8S</meta:editing-duration>
    <meta:editing-cycles>6</meta:editing-cycles>
    <meta:generator>OpenOffice/4.1.11$Win32 OpenOffice.org_project/4111m1$Build-9808</meta:generator>
    <dc:date>2022-07-12T08:36:56.98</dc:date>
    <meta:document-statistic meta:table-count="0" meta:image-count="0" meta:object-count="0" meta:page-count="1" meta:paragraph-count="8" meta:word-count="17" meta:character-count="110"/>
    <meta:user-defined meta:name="Info 1"/>
    <meta:user-defined meta:name="Info 2"/>
    <meta:user-defined meta:name="Info 3"/>
    <meta:user-defined meta:name="Info 4"/>
  </office:meta>
</office:document-meta>
</file>